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4" style:family="paragraph" style:parent-style-name="zh">
      <style:paragraph-properties fo:margin-left="0.988cm" fo:margin-right="0cm" fo:text-indent="-0.988cm" style:auto-text-indent="false"/>
    </style:style>
    <style:style style:name="P5" style:family="paragraph" style:parent-style-name="zh">
      <style:paragraph-properties fo:margin-left="0.988cm" fo:margin-right="0cm" fo:text-indent="-0.988cm" style:auto-text-indent="false"/>
      <style:text-properties officeooo:paragraph-rsid="000c4e83"/>
    </style:style>
    <style:style style:name="P6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18ad41" fo:hyphenate="true" fo:hyphenation-remain-char-count="2" fo:hyphenation-push-char-count="2"/>
    </style:style>
    <style:style style:name="P7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8" style:family="paragraph" style:parent-style-name="zh">
      <style:text-properties officeooo:rsid="001b34ea" officeooo:paragraph-rsid="001b34e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6d7a" style:font-weight-asian="bold" style:font-weight-complex="bold"/>
    </style:style>
    <style:style style:name="T4" style:family="text">
      <style:text-properties fo:font-weight="normal" officeooo:rsid="000c4e83" style:font-weight-asian="normal" style:font-weight-complex="normal"/>
    </style:style>
    <style:style style:name="T5" style:family="text">
      <style:text-properties fo:font-weight="normal" officeooo:rsid="001b34ea" style:font-weight-asian="normal" style:font-weight-complex="normal"/>
    </style:style>
    <style:style style:name="T6" style:family="text">
      <style:text-properties officeooo:rsid="001b34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B_IN023_2 <text:tab/>Név: <text:tab/>NEPTUN kód: <text:tab/>Hallgató aláírása:<text:tab/></text:p>
      <text:p text:style-name="P1">Tagozat:<text:tab/>Gép: <text:tab/>Jegy: <text:tab/>Oktató aláírása:<text:tab/></text:p>
      <text:p text:style-name="P8">Készítsen egyszerűsített torpedó játékot! A játék abból áll, hogy a számítógép véletlenszerűen elrejt 4 db., 2x2 cella méretű hajót egy 10x10-es négyzet alakú pályán, amiket a játékosnak a lehető legkevesebb lövésből el kell süllyesztenie. Jelenítsen meg tehát egy olyan weboldalt, ahol a pályát egy 10x10-es méretű, kezdetben üres táblázat jeleníti meg. Ennek minden cellájára lehet lőni egy kattintással. Ha az adott cellában nem volt semmi, jelenjen meg benne egy – jel. Ha eltalált a játékos egy hajót, jelölje a helyet o betűvel. Ha már a hajó összes celláját eltalálta, azaz a hajó elsüllyedt, jelenítse meg a hajó területét X betűkkel! A pálya táblázata mellé írja ki, hogy a játékos eddig hány lövést adott le! A játéknak akkor van vége, ha minden hajó elsüllyedt. Ilyenkor ajánlja fel új játék kezdésének lehetőségét!</text:p>
      <text:p text:style-name="P8">A hajók nem lóghatnak le a pályáról, és nem lapolódhatnak át egymással!</text:p>
      <text:p text:style-name="zh">Értékelés: Az alapfeladat megoldása <text:span text:style-name="T1">2</text:span> pont. Plusz illetve mínusz pont adandó a következőkért:</text:p>
      <text:p text:style-name="P4"><text:span text:style-name="T1">–1</text:span>:<text:span text:style-name="T1"><text:tab/></text:span>Ha az alapprogram működése bármiben is eltér a feladatban megfogalmazottól.</text:p>
      <text:p text:style-name="P5"><text:span text:style-name="T1">–1</text:span>:<text:span text:style-name="T1"><text:tab/></text:span><text:span text:style-name="T4">Ha az oldalt nem OOP szemléletben készíti el.</text:span></text:p>
      <text:p text:style-name="P6"><text:span text:style-name="T1">+1</text:span>:<text:tab/><text:span text:style-name="T6">Ha a játékos a pálya méretét a játék indulása előtt paraméterezheti. A függőleges és vízszintes méretnek az [5; 15] intervallumba kell esnie.</text:span></text:p>
      <text:p text:style-name="P2"><text:span text:style-name="T2">+</text:span><text:span text:style-name="T3">1</text:span><text:span text:style-name="T2">:<text:tab/></text:span><text:span text:style-name="T5">Ha a hajók alakja lehet 4x1-es és 1x4-es is, de darabszámuknak összesen továbbra is 4-nek kell maradnia.</text:span></text:p>
      <text:p text:style-name="P3"><text:span text:style-name="T2">+1</text:span>:<text:tab/><text:span text:style-name="T6">Ha a legsikeresebb játékosok nevét és lövéseik számát eltárolja a dicsőségtáblán, amit minden játék végén a lövések száma szerint növekvő sorrendbe rendezve megjelenít, illetve frissít, ha az utolsó játék kellően eredményes volt. Ez a három legeredményesebb játékos adatait tárolja egy fájlban. A fájl lehet szöveges, CSV, JSON vagy XML típusú, illetve használhat DBA-t is. Ha eddig kevesebb, mint három játékot játszottak, mindenképp fel kell kerülni a táblára. Később csak akkor, ha van olyan bejegyzés a táblán, aminél kevesebb lövéssel sikerült minden hajót elsüllyeszten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8-06-20T17:55:46.703523206</dc:date>
    <meta:print-date>2006-12-11T12:52:00</meta:print-date>
    <meta:editing-cycles>41</meta:editing-cycles>
    <meta:editing-duration>PT6H16M31S</meta:editing-duration>
    <meta:generator>LibreOffice/4.2.8.2$Linux_X86_64 LibreOffice_project/420m0$Build-2</meta:generator>
    <meta:document-statistic meta:table-count="0" meta:image-count="0" meta:object-count="0" meta:page-count="1" meta:paragraph-count="10" meta:word-count="310" meta:character-count="2041" meta:non-whitespace-character-count="1733"/>
    <meta:user-defined meta:name="Információ 1"/>
    <meta:user-defined meta:name="Információ 2"/>
    <meta:user-defined meta:name="Információ 3"/>
    <meta:user-defined meta:name="Információ 4"/>
  </office:meta>
</office:document-meta>
</file>